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Feuille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le </text:p>
          </table:table-cell>
          <table:table-cell office:value-type="float" office:value="90" calcext:value-type="float">
            <text:p>90</text:p>
          </table:table-cell>
          <table:table-cell table:formula="of:=[.B2]-[.$B$2]/3" office:value-type="float" office:value="60" calcext:value-type="float">
            <text:p>60</text:p>
          </table:table-cell>
          <table:table-cell table:formula="of:=[.C2]-[.$B$2]/3" office:value-type="float" office:value="30" calcext:value-type="float">
            <text:p>30</text:p>
          </table:table-cell>
          <table:table-cell table:formula="of:=[.D2]-[.$B$2]/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formula="of:=-PI()*[.B2]/180" office:value-type="float" office:value="-1.5707963267949" calcext:value-type="float">
            <text:p>-1,5707963268</text:p>
          </table:table-cell>
          <table:table-cell table:formula="of:=-PI()*[.C2]/180" office:value-type="float" office:value="-1.0471975511966" calcext:value-type="float">
            <text:p>-1,0471975512</text:p>
          </table:table-cell>
          <table:table-cell table:formula="of:=-PI()*[.D2]/180" office:value-type="float" office:value="-0.523598775598299" calcext:value-type="float">
            <text:p>-0,5235987756</text:p>
          </table:table-cell>
          <table:table-cell table:formula="of:=-PI()*[.E2]/180" office:value-type="float" office:value="-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table:formula="of:=0.5*COS([.B3])" office:value-type="float" office:value="3.06161699786838E-017" calcext:value-type="float">
            <text:p>0,00</text:p>
          </table:table-cell>
          <table:table-cell table:style-name="ce1" table:formula="of:=0.5*COS([.C3])" office:value-type="float" office:value="0.25" calcext:value-type="float">
            <text:p>0,25</text:p>
          </table:table-cell>
          <table:table-cell table:style-name="ce1" table:formula="of:=0.5*COS([.D3])" office:value-type="float" office:value="0.433012701892219" calcext:value-type="float">
            <text:p>0,43</text:p>
          </table:table-cell>
          <table:table-cell table:style-name="ce1" table:formula="of:=0.5*COS([.E3])" office:value-type="float" office:value="0.5" calcext:value-type="float">
            <text:p>0,50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" table:formula="of:=0.5*SIN([.B3])+1" office:value-type="float" office:value="0.5" calcext:value-type="float">
            <text:p>0,50</text:p>
          </table:table-cell>
          <table:table-cell table:style-name="ce1" table:formula="of:=0.5*SIN([.C3])+1" office:value-type="float" office:value="0.566987298107781" calcext:value-type="float">
            <text:p>0,57</text:p>
          </table:table-cell>
          <table:table-cell table:style-name="ce1" table:formula="of:=0.5*SIN([.D3])+1" office:value-type="float" office:value="0.75" calcext:value-type="float">
            <text:p>0,75</text:p>
          </table:table-cell>
          <table:table-cell table:style-name="ce1" table:formula="of:=0.5*SIN([.E3])+1" office:value-type="float" office:value="1" calcext:value-type="float">
            <text:p>1,00</text:p>
          </table:table-cell>
          <table:table-cell table:style-name="ce1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7:40:16.920000000</meta:creation-date>
    <dc:date>2016-05-08T17:50:31.862000000</dc:date>
    <meta:editing-duration>P0D</meta:editing-duration>
    <meta:editing-cycles>1</meta:editing-cycles>
    <meta:document-statistic meta:table-count="1" meta:cell-count="19" meta:object-count="0"/>
    <meta:generator>LibreOffice/4.1.1.2$Windows_x86 LibreOffice_project/7e4286b58adc75a14f6d83f53a03b6c11fa2903</meta:generator>
  </office:meta>
</office:document-meta>
</file>